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os</text:p>
      <text:p text:style-name="Standard">¿Buscas algo original? Regala la experiencia de un tratamiento con chocoterapia, es mucho mas que un tratamiento de belleza es un regalo de Bienestar salud y belleza. Para todos los gustos y bolsillos, elige el tratamiento que mas te gu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22:14:56</meta:creation-date>
    <dc:date>2014-06-25T22:25:40</dc:date>
    <meta:editing-duration>PT1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41" meta:character-count="245" meta:non-whitespace-character-count="206"/>
  </office:meta>
</office:document-meta>
</file>